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anklin Gothic Medium" fo:font-size="18pt" style:font-size-asian="18pt" style:font-size-complex="18pt"/>
    </style:style>
    <style:style style:name="P2" style:family="paragraph" style:parent-style-name="Standard">
      <style:text-properties style:font-name="Franklin Gothic Medium" fo:font-size="14pt" style:font-size-asian="14pt" style:font-size-complex="14pt"/>
    </style:style>
    <style:style style:name="P3" style:family="paragraph" style:parent-style-name="Standard">
      <style:text-properties style:font-name="Franklin Gothic Medium" fo:font-size="16pt" style:font-size-asian="16pt" style:font-size-complex="16pt"/>
    </style:style>
    <style:style style:name="P4" style:family="paragraph" style:parent-style-name="Standard">
      <style:text-properties style:font-name="Franklin Gothic Medium" fo:font-size="16pt" officeooo:paragraph-rsid="000f7419" style:font-size-asian="16pt" style:font-size-complex="16pt"/>
    </style:style>
    <style:style style:name="P5" style:family="paragraph" style:parent-style-name="Standard">
      <style:text-properties style:font-name="Franklin Gothic Medium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Franklin Gothic Medium" fo:font-size="14pt" officeooo:paragraph-rsid="000f7419" style:font-size-asian="14pt" style:font-size-complex="14pt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>
      <style:text-properties style:font-name="Franklin Gothic Medium" fo:font-size="14pt" officeooo:paragraph-rsid="000f7419" style:font-size-asian="14pt" style:font-size-complex="14pt"/>
    </style:style>
    <style:style style:name="P11" style:family="paragraph" style:parent-style-name="Standard" style:list-style-name="L6">
      <style:text-properties style:font-name="Franklin Gothic Medium" fo:font-size="14pt" officeooo:paragraph-rsid="000f7419" style:font-size-asian="14pt" style:font-size-complex="14pt"/>
    </style:style>
    <style:style style:name="P12" style:family="paragraph" style:parent-style-name="Standard" style:list-style-name="L7">
      <style:text-properties style:font-name="Franklin Gothic Medium" fo:font-size="14pt" officeooo:paragraph-rsid="000f7419" style:font-size-asian="14pt" style:font-size-complex="14pt"/>
    </style:style>
    <style:style style:name="P13" style:family="paragraph" style:parent-style-name="Standard">
      <style:text-properties style:font-name="Franklin Gothic Medium" fo:font-size="14pt" officeooo:paragraph-rsid="000f7419" style:font-size-asian="14pt" style:font-size-complex="14pt"/>
    </style:style>
    <style:style style:name="T1" style:family="text">
      <style:text-properties style:font-name="Franklin Gothic Medium"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ranklin Gothic Medium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main-content-skip"/>La Tercera Orden de San Pío X</text:p>
      <text:p text:style-name="P2"/>
      <text:p text:style-name="P2">Con el fin de hacer participar a todos los Católicos, Sacerdotes o laicos, del espíritu de la Fraternidad Sacerdotal San Pío X, en 1980 se fundó su Tercera Orden. Ésta ayuda a la santificación personal, asociando a sus miembros a la vida de la Fraternidad, bajo el patronazgo del Papa San Pío X, ejemplo de firmeza en la doctrina, de pureza en las costumbres y de devoción eucarística.</text:p>
      <text:p text:style-name="P2"/>
      <text:p text:style-name="P2">La Tercera Orden es de alguna manera la familia de la Fraternidad Sacerdotal San Pío X, con un reglamento de vida, amistad y ayuda mutua Católicos.</text:p>
      <text:p text:style-name="P2"/>
      <text:p text:style-name="P3">Fundación y misión.</text:p>
      <text:p text:style-name="P3"/>
      <text:p text:style-name="P2">La Tercera Orden de San Pío X fue fundada el 1° de noviembre de 1980 por Mons. Marcel Lefebvre para los fieles que, animados por el deseo de su santificación personal, quieran unirse de una manera especial a la Fraternidad Sacerdotal San Pío X . Los miembros deben aspirar a la santidad y esforzarse por trabajar para la salvación de otras almas; en primer lugar la de las personas que les han sido confiadas.</text:p>
      <text:p text:style-name="P2"/>
      <text:p text:style-name="P3">San Pío X como patrono de la Tercera Orden.</text:p>
      <text:p text:style-name="P3"/>
      <text:p text:style-name="P2">Mons. Lefebvre escribe en los Estatutos: </text:p>
      <text:p text:style-name="P2">La santificación en el mundo actual se obtiene en un mundo que se opone a ella mediante errores y herejías sutiles, introducidos en todos los medios Católicos bajo el nombre de modernismo.</text:p>
      <text:p text:style-name="P2"/>
      <text:p text:style-name="P2">Ahora bien, el Papa San Pío X fue beatificado por haber denunciado valerosamente estos errores modernos y mostrado el ejemplo de la santidad en la firmeza de la doctrina, la pureza de las costumbres y la devoción al Sacrificio eucarístico. </text:p>
      <text:p text:style-name="P2">Este santo Papa es por lo tanto el indicado para ser el modelo de las almas que desean santificarse en nuestro tiempo.”</text:p>
      <text:p text:style-name="P2"/>
      <text:p text:style-name="P3">La unión con la Fraternidad Sacerdotal San Pío X.</text:p>
      <text:p text:style-name="P3"/>
      <text:p text:style-name="P2">La Tercera Orden, animada por el mismo espíritu, unida a la Fraternidad Sacerdotal San Pío X, está espiritualmente a cargo de un Sacerdote de la Fraternidad en cada distrito. </text:p>
      <text:p text:style-name="P2">Los capellanes de la Tercera Orden son designados por los Superiores de los distritos y aprobados por el Superior General. </text:p>
      <text:p text:style-name="P2"/>
      <text:p text:style-name="P2">Los miembros de la Tercera Orden participan de las gracias de la Fraternidad, adquiridas por las oraciones y los méritos de sus miembros.”</text:p>
      <text:p text:style-name="P2"/>
      <text:p text:style-name="P2"/>
      <text:p text:style-name="P4"><text:soft-page-break/>El espíritu de la Tercera Orden.</text:p>
      <text:p text:style-name="P4"/>
      <text:p text:style-name="P2">El espíritu de la Tercera Orden es el que anima a la Fraternidad Sacerdotal, es decir, el espíritu de la Iglesia, su fe viva que se manifiesta por toda su Tradición, su magisterio infalible, expresado y expuesto en el catecismo del Concilio de Trento, en la Vulgata, en las enseñanzas del Doctor Angélico, en la liturgia de siempre.</text:p>
      <text:p text:style-name="P2"/>
      <text:p text:style-name="P2">Espíritu de adhesión a la Iglesia Romana, a los Papas, a los Obispos, espíritu de obediencia a las autoridades de la Iglesia según su fidelidad al propósito de su cargo, que no es otro que el de difundir la fe Católica y el Reinado de Nuestro Señor. Espíritu de la vigilancia a todo lo que puede corromper la fe. Devoción tierna y filial a la Madre de Dios –según el espíritu de San Luis María Grignion de Montfort–, a San José y a San Pío X. Redescubrir la importancia capital del santo Sacrificio de la Misa y de su misterio para encontrar en él el sentido y la fuente de la vida cristiana, de una vida de sacrificio y de corredención.</text:p>
      <text:p text:style-name="P2"/>
      <text:p text:style-name="P3">Obligaciones personales.</text:p>
      <text:p text:style-name="P3"/>
      <text:p text:style-name="P2">Los ejercicios espirituales siguientes son necesarios en la actualidad para aspirar sinceramente a la santidad.</text:p>
      <text:p text:style-name="P2"/>
      <text:p text:style-name="P5">Diariamente:</text:p>
      <text:list text:style-name="L1">
        <text:list-item>
          <text:p text:style-name="P6">Oraciones de la mañana y de la noche, que pueden ser Prima y Completas o las oraciones del libro de los retiros (Manual del Ejercitante).</text:p>
        </text:list-item>
        <text:list-item>
          <text:p text:style-name="P6">Recitación del santo rosario.</text:p>
        </text:list-item>
        <text:list-item>
          <text:p text:style-name="P6">Asistencia a la Misa de siempre y Comunión si es posible, o un cuarto de hora de oración.</text:p>
        </text:list-item>
      </text:list>
      <text:p text:style-name="P2"/>
      <text:p text:style-name="P5">Semanalmente:</text:p>
      <text:list text:style-name="L2">
        <text:list-item>
          <text:p text:style-name="P7"><text:span text:style-name="T1">Asistencia a la Misa de siempre y no a la misa del Novus Ordo, debido al peligro de adquirir un espíritu protestante.</text:span></text:p>
        </text:list-item>
      </text:list>
      <text:p text:style-name="P2"/>
      <text:p text:style-name="P5">Además:</text:p>
      <text:list text:style-name="L3">
        <text:list-item>
          <text:p text:style-name="P8"><text:span text:style-name="T1">Cada quince días: De ser posible, recibir el sacramento de la Penitencia, o como mínimo una vez al mes</text:span></text:p>
        </text:list-item>
      </text:list>
      <text:p text:style-name="P2"/>
      <text:p text:style-name="P5">Cada dos años:</text:p>
      <text:list text:style-name="L4">
        <text:list-item>
          <text:p text:style-name="P9"><text:span text:style-name="T1">Asistir a un retiro.</text:span></text:p>
        </text:list-item>
      </text:list>
      <text:p text:style-name="P2"/>
      <text:p text:style-name="P5">Consejos prácticos:</text:p>
      <text:list text:style-name="L5">
        <text:list-item>
          <text:p text:style-name="P10">Lecturas recomendadas: Las actas San Pío X, el catecismo del Concilio de Trento, el Nuevo Testamento, la Imitación de Cristo, las vidas de los Santos.</text:p>
        </text:list-item>
        <text:list-item>
          <text:p text:style-name="P10">Difundir las buenas lecturas.</text:p>
        </text:list-item>
        <text:list-item>
          <text:p text:style-name="P10"><text:soft-page-break/>Ayuno en las Témporas, en las Vigilias, el Miércoles de Ceniza y el Viernes Santo Abstinencia los viernes de Cuaresma y todos los viernes del año.</text:p>
        </text:list-item>
        <text:list-item>
          <text:p text:style-name="P10">Abstenerse de la televisión y de toda lectura indecente; practicar la sobriedad.</text:p>
        </text:list-item>
      </text:list>
      <text:p text:style-name="P2"/>
      <text:p text:style-name="P3">Obligaciones familiares.</text:p>
      <text:p text:style-name="P3"/>
      <text:list text:style-name="L6">
        <text:list-item>
          <text:p text:style-name="P11">Observar, en un espíritu de sumisión a Nuestro Señor, las leyes del matrimonio con el fin de tener una familia numerosa. Renunciar absolutamente a cualquier acción posible con el fin de no tener hijos.</text:p>
        </text:list-item>
        <text:list-item>
          <text:p text:style-name="P11">Hacer de la casa familiar un santuario consagrado a los Corazones de Jesús y de María, en donde se recite por lo menos en la noche la oración en familia y de ser posible el rosario; en donde reine la vida litúrgica por los domingos y las fiestas de la Iglesia; en donde se rechace todo lo que pueda empañar las almas de los hijos: televisión, revistas indecentes, etc.</text:p>
        </text:list-item>
        <text:list-item>
          <text:p text:style-name="P11">Escoger escuelas realmente educadoras y tradicionales y contribuir a su fundación.</text:p>
        </text:list-item>
        <text:list-item>
          <text:p text:style-name="P11">Ser prudente al elegir las diversiones y los lugares para vacacionar.</text:p>
        </text:list-item>
      </text:list>
      <text:p text:style-name="P2"/>
      <text:p text:style-name="P3">Obligaciones profesionales y sociales.</text:p>
      <text:p text:style-name="P3"/>
      <text:list text:style-name="L7">
        <text:list-item>
          <text:p text:style-name="P12">Seguir el ejemplo de la Sagrada Familia y cumplir con sus deberes de justicia y de caridad, ya sea empleador o empleado.</text:p>
        </text:list-item>
        <text:list-item>
          <text:p text:style-name="P12">Fomentar y defender el Reinado social de Nuestro Señor Jesucristo en la sociedad; combatir el liberalismo y el modernismo, flagelos de los tiempos modernos que entregan la Iglesia a los enemigos.</text:p>
        </text:list-item>
      </text:list>
      <text:p text:style-name="P13"/>
      <text:p text:style-name="P4">Condiciones de admisión</text:p>
      <text:p text:style-name="P4"/>
      <text:p text:style-name="P2"><text:span text:style-name="T2">Todos los Católicos pueden ser admitidos</text:span>: Sacerdotes, laicos y jóvenes que acepten el espíritu de la Tercera Orden. En la confusión actual de la fe, sobre todo se pide a los terciarios una fidelidad incondicional a la fe Católica perenne y al santo Sacrificio de la Misa. Se espera igualmente de los miembros de la Tercera Orden el sentido de la vida comunitaria, la lealtad y la confianza en ser dirigidos por la Fraternidad San Pío X.</text:p>
      <text:p text:style-name="P2"/>
      <text:p text:style-name="P3">¿Cómo se hace uno miembro de la Tercera Orden?</text:p>
      <text:p text:style-name="P3"/>
      <text:p text:style-name="P2">Si usted se interesa y desea dejarse formar en el espíritu de la Tercera Orden y participar de sus frutos espirituales, éstos son los pasos a seguir: </text:p>
      <text:p text:style-name="P2"/>
      <text:p text:style-name="Standard"><text:span text:style-name="T3">Inscripción</text:span><text:span text:style-name="T1">: La solicitud se dirige al Sacerdote a cargo de la Tercera Orden o al Superior de Distrito. El Sacerdote envía en respuesta una hoja con algunas preguntas. Entonces, si la solicitud es aprobada, él envía una copia de la ficha de inscripción.</text:span></text:p>
      <text:p text:style-name="P2"><text:soft-page-break/><text:span text:style-name="T2">Postulantado de un año</text:span>: En el transcurso del cual se examinan la fidelidad del postulante en cumplir sus obligaciones y su adhesión al espíritu de la Tercera Orden.</text:p>
      <text:p text:style-name="P2"/>
      <text:p text:style-name="P2"><text:span text:style-name="T2">Compromiso</text:span>: El postulante, durante una ceremonia, pronuncia su compromiso ante el Sacerdote delegado. Recibe entonces la medalla, el crucifijo y su tarjeta de miembro de la Tercera Ord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19:39:19.641228187</meta:creation-date>
    <dc:date>2025-06-27T20:14:13.412490576</dc:date>
    <meta:editing-duration>PT12M20S</meta:editing-duration>
    <meta:editing-cycles>4</meta:editing-cycles>
    <meta:generator>LibreOffice/25.2.4.3$Linux_X86_64 LibreOffice_project/520$Build-3</meta:generator>
    <meta:document-statistic meta:table-count="0" meta:image-count="0" meta:object-count="0" meta:page-count="4" meta:paragraph-count="49" meta:word-count="1153" meta:character-count="6577" meta:non-whitespace-character-count="5485"/>
  </office:meta>
</office:document-meta>
</file>